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4aed" officeooo:paragraph-rsid="00014aed"/>
    </style:style>
    <style:style style:name="P2" style:family="paragraph" style:parent-style-name="Standard">
      <style:text-properties officeooo:rsid="000242e5" officeooo:paragraph-rsid="000242e5"/>
    </style:style>
    <style:style style:name="P3" style:family="paragraph" style:parent-style-name="Standard">
      <style:text-properties officeooo:rsid="0002d008" officeooo:paragraph-rsid="0002d008"/>
    </style:style>
    <style:style style:name="P4" style:family="paragraph" style:parent-style-name="Standard">
      <style:text-properties officeooo:rsid="00045bf8" officeooo:paragraph-rsid="00045bf8"/>
    </style:style>
    <style:style style:name="P5" style:family="paragraph" style:parent-style-name="Standard">
      <style:text-properties officeooo:rsid="00051141" officeooo:paragraph-rsid="00051141"/>
    </style:style>
    <style:style style:name="T1" style:family="text">
      <style:text-properties officeooo:rsid="000242e5"/>
    </style:style>
    <style:style style:name="T2" style:family="text">
      <style:text-properties officeooo:rsid="0002d00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45bf8" style:font-style-asian="normal" style:font-style-complex="normal"/>
    </style:style>
    <style:style style:name="T6" style:family="text">
      <style:text-properties fo:font-style="normal" officeooo:rsid="00051141" style:font-style-asian="normal" style:font-style-complex="normal"/>
    </style:style>
    <style:style style:name="T7" style:family="text">
      <style:text-properties fo:font-style="normal" officeooo:rsid="0005ddb8" style:font-style-asian="normal" style:font-style-complex="normal"/>
    </style:style>
    <style:style style:name="T8" style:family="text">
      <style:text-properties officeooo:rsid="0006b3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The command ls stands for “list files”. This command simply lists all the files in the directory you currently are in, or the director you ask to find the files for. Man ls lists all of the commands you can put with ls, and the usage of ls.</text:p>
      <text:p text:style-name="P1"/>
      <text:p text:style-name="P1">2. dir1, dir2, dir3, dir4, dir5, dir6, dir8, info, info1, info2, prog1.cc.</text:p>
      <text:p text:style-name="P1"/>
      <text:p text:style-name="P1">3. The same thing as question 2’s command displays, although it puts and end line after each program in the directory.</text:p>
      <text:p text:style-name="P1"/>
      <text:p text:style-name="P1">4. <text:s/><text:span text:style-name="T8">Only 1 file, named plagiarism.pdf</text:span></text:p>
      <text:p text:style-name="P1"/>
      <text:p text:style-name="P1">5. <text:s/><text:span text:style-name="T1">Important information about labs.</text:span></text:p>
      <text:p text:style-name="P1"><text:s text:c="5"/><text:span text:style-name="T1">lab 107 – open Monday to Friday from 8:00 am to 10:00pm</text:span></text:p>
      <text:p text:style-name="P1"><text:s text:c="5"/><text:span text:style-name="T1">lab 307 – open 24/7</text:span></text:p>
      <text:p text:style-name="P1"/>
      <text:p text:style-name="P2">6. It says “no such file or directory” this is likely because the command we used did not include the directories inside of 2400 like “lab4” and the directory that likely included the file “info2”.</text:p>
      <text:p text:style-name="P2"/>
      <text:p text:style-name="P2">7. <text:s/><text:span text:style-name="T2">more_test and yet_another_test</text:span></text:p>
      <text:p text:style-name="P2"/>
      <text:p text:style-name="P3">8. Yabadaba DOOOOOOOOOOOOOOOOO</text:p>
      <text:p text:style-name="P3"/>
      <text:p text:style-name="P3">9. <text:span text:style-name="T3">/</text:span><text:span text:style-name="T4">home/hstout/2400/Labs (note: I mkdir a dir1 before copying files.)</text:span></text:p>
      <text:p text:style-name="P3"><text:span text:style-name="T4"/></text:p>
      <text:p text:style-name="P3"><text:span text:style-name="T4">10. lab4: more_test</text:span></text:p>
      <text:p text:style-name="P3"><text:span text:style-name="T4"><text:s text:c="6"/>lab3: a.out, input.txt, lab2Errors.cc, prog1.cc, prog2.cc, prog3.cc, prog4.cc, prog5.cc, yet_another_test.</text:span></text:p>
      <text:p text:style-name="P3"><text:span text:style-name="T4"/></text:p>
      <text:p text:style-name="P3"><text:span text:style-name="T4">11</text:span><text:span text:style-name="T5">a. 42, 0, 1, 13, 22, -1</text:span></text:p>
      <text:p text:style-name="P3"><text:span text:style-name="T5"/></text:p>
      <text:p text:style-name="P4"><text:span text:style-name="T4">11b. You have the answer already!</text:span></text:p>
      <text:p text:style-name="P4"><text:span text:style-name="T4"><text:s text:c="8"/>You’ve got nothing!</text:span></text:p>
      <text:p text:style-name="P4"><text:span text:style-name="T4"><text:s text:c="8"/>Try again.</text:span></text:p>
      <text:p text:style-name="P4"><text:span text:style-name="T4"/></text:p>
      <text:p text:style-name="P4"><text:span text:style-name="T4">11c. </text:span><text:span text:style-name="T6">Added break to 42 &amp; re-ordered the switch.</text:span></text:p>
      <text:p text:style-name="P4"><text:span text:style-name="T6"/></text:p>
      <text:p text:style-name="P5"><text:span text:style-name="T6">1</text:span><text:span text:style-name="T4">1d-</text:span><text:span text:style-name="T7">f.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7T14:59:36.114620050</meta:creation-date>
    <dc:date>2021-09-17T16:54:38.743136089</dc:date>
    <meta:editing-duration>PT42M52S</meta:editing-duration>
    <meta:editing-cycles>1</meta:editing-cycles>
    <meta:document-statistic meta:table-count="0" meta:image-count="0" meta:object-count="0" meta:page-count="1" meta:paragraph-count="19" meta:word-count="202" meta:character-count="1218" meta:non-whitespace-character-count="997"/>
    <meta:generator>LibreOffice/6.0.7.3$Linux_X86_64 LibreOffice_project/00m0$Build-3</meta:generator>
  </office:meta>
</office:document-meta>
</file>